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6" style:parent-style-name="Graphics">
      <style:graphic-properties draw:fill="none" draw:stroke="none"/>
    </style:style>
    <style:style style:family="graphic" style:name="a367" style:parent-style-name="Graphics">
      <style:graphic-properties draw:fill="none" draw:stroke="none"/>
    </style:style>
    <style:style style:family="drawing-page" style:name="a368">
      <style:drawing-page-properties draw:fill="solid" draw:fill-color="#40454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 style:parent-style-name="Graphics">
      <style:graphic-properties draw:fill="none" fo:clip="rect(0in, 4.74934in, 0in, 0in)" draw:stroke="none"/>
    </style:style>
    <style:style style:family="paragraph" style:name="a38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3">
      <style:drawing-page-properties draw:fill="solid" draw:fill-color="#40454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fo:clip="rect(0in, 4.74934in, 0in, 0in)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2" style:parent-style-name="Graphics">
      <style:graphic-properties draw:fill="none" fo:clip="rect(0in, 0in, 0in, 0in)" draw:stroke="none"/>
    </style:style>
    <style:style style:family="drawing-page" style:name="a413">
      <style:drawing-page-properties draw:fill="solid" draw:fill-color="#40454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7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 style:parent-style-name="Graphics">
      <style:graphic-properties draw:fill="none" fo:clip="rect(0in, 0in, 0in, 0in)" draw:stroke="non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 style:parent-style-name="Graphics">
      <style:graphic-properties draw:fill="none" draw:stroke="non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in, 0in, 0in, 0in)" draw:stroke="non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40454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e20716"/>
    </style:style>
    <style:style style:family="graphic" style:name="a399" style:parent-style-name="Graphics">
      <style:graphic-properties draw:fill="none" fo:clip="rect(0in, 4.74934in, 0in, 0in)" draw:stroke="non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e20716"/>
    </style:style>
    <text:list-style style:name="a3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frame draw:id="id63" presentation:style-name="a361" draw:name="Titre 1" svg:x="1.26307in" svg:y="0.12426in" svg:width="10.60789in" svg:height="2.41816in" presentation:class="title" presentation:placeholder="false">
          <draw:text-box>
            <text:p text:style-name="a360" text:class-names="" text:cond-style-name=""><text:span text:style-name="a358" text:class-names="">Repas Offert <text:line-break/>Vendredi Après-Midi</text:span><text:span text:style-name="a359" text:class-names=""/></text:p>
          </draw:text-box>
          <svg:title/>
          <svg:desc/>
        </draw:frame>
        <draw:frame draw:id="id64" presentation:style-name="a365" draw:name="Sous-titre 2" svg:x="1.26307in" svg:y="2.80794in" svg:width="9.65186in" svg:height="0.94206in" presentation:class="subtitle" presentation:placeholder="false">
          <draw:text-box>
            <text:p text:style-name="a364" text:class-names="" text:cond-style-name=""><text:span text:style-name="a362" text:class-names="">Renforcer l'équipe et améliorer le bien-être au travail</text:span><text:span text:style-name="a363" text:class-names=""/></text:p>
          </draw:text-box>
          <svg:title/>
          <svg:desc/>
        </draw:frame>
        <draw:frame draw:id="id65" draw:style-name="a366" draw:name="Image 4" svg:x="9.03236in" svg:y="0.24486in" svg:width="3.94374in" svg:height="1.08847in" style:rel-width="scale" style:rel-height="scale">
          <draw:image xlink:href="media/image1.png" xlink:type="simple" xlink:show="embed" xlink:actuate="onLoad"/>
          <svg:title/>
          <svg:desc>Une image contenant rouge, Graphique, logo, graphisme

Description générée automatiquement</svg:desc>
        </draw:frame>
        <draw:frame draw:id="id66" draw:style-name="a367" draw:name="Image 7" svg:x="3.6465in" svg:y="3.75in" svg:width="6.04032in" svg:height="3.45161in" style:rel-width="scale" style:rel-height="scale">
          <draw:image xlink:href="media/image2.jpg" xlink:type="simple" xlink:show="embed" xlink:actuate="onLoad"/>
          <svg:title/>
          <svg:desc>Une image contenant habits, personne, repas, Visage humain

Description générée automatiquement</svg:desc>
        </draw:frame>
      </draw:page>
      <draw:page draw:name="Slide2" draw:style-name="a368" draw:master-page-name="Master1-Layout1-title-Diapositive-de-titre" presentation:presentation-page-layout-name="Master1-PPL1" draw:id="Slide-257">
        <draw:frame draw:id="id67" draw:style-name="a369" draw:name="Image 8" svg:x="11.82806in" svg:y="0.27028in" svg:width="1.24721in" svg:height="1.08847in" style:rel-width="scale" style:rel-height="scale">
          <draw:image xlink:href="media/image1.png" xlink:type="simple" xlink:show="embed" xlink:actuate="onLoad"/>
          <svg:title/>
          <svg:desc>Une image contenant rouge, Graphique, logo, graphisme

Description générée automatiquement</svg:desc>
        </draw:frame>
        <draw:frame draw:id="id68" presentation:style-name="a373" draw:name="Titre 9" svg:x="1.58065in" svg:y="0.29847in" svg:width="9.13978in" svg:height="1.03209in" presentation:class="title" presentation:placeholder="false">
          <draw:text-box>
            <text:p text:style-name="a372" text:class-names="" text:cond-style-name=""><text:span text:style-name="a370" text:class-names="">Renforcer l'Esprit d'Équipe</text:span><text:span text:style-name="a371" text:class-names=""/></text:p>
          </draw:text-box>
          <svg:title/>
          <svg:desc/>
        </draw:frame>
        <draw:frame draw:id="id69" draw:style-name="a374" draw:name="Image 10" svg:x="6.41134in" svg:y="3.77811in" svg:width="6.04032in" svg:height="3.45161in" style:rel-width="scale" style:rel-height="scale">
          <draw:image xlink:href="media/image2.jpg" xlink:type="simple" xlink:show="embed" xlink:actuate="onLoad"/>
          <svg:title/>
          <svg:desc>Une image contenant habits, personne, repas, Visage humain

Description générée automatiquement</svg:desc>
        </draw:frame>
        <draw:frame draw:id="id70" draw:style-name="a382" draw:name="ZoneTexte 11" svg:x="1.48387in" svg:y="2.21505in" svg:width="7.48387in" svg:height="0.90879in">
          <draw:text-box>
            <text:list text:style-name="a377">
              <text:list-item>
                <text:p text:style-name="a376" text:class-names="" text:cond-style-name=""><text:span text:style-name="a375" text:class-names="">Reconnaissance et valorisation des employés</text:span></text:p>
              </text:list-item>
            </text:list>
            <text:list text:style-name="a381">
              <text:list-item>
                <text:p text:style-name="a380" text:class-names="" text:cond-style-name=""><text:span text:style-name="a378" text:class-names="">Accroît la satisfaction et l’engagement au travail</text:span><text:span text:style-name="a379" text:class-names=""/></text:p>
              </text:list-item>
            </text:list>
          </draw:text-box>
          <svg:title/>
          <svg:desc/>
        </draw:frame>
      </draw:page>
      <draw:page draw:name="Slide3" draw:style-name="a383" draw:master-page-name="Master1-Layout1-title-Diapositive-de-titre" presentation:presentation-page-layout-name="Master1-PPL1" draw:id="Slide-258">
        <draw:frame draw:id="id71" draw:style-name="a384" draw:name="Image 8" svg:x="11.82806in" svg:y="0.27028in" svg:width="1.24721in" svg:height="1.08847in" style:rel-width="scale" style:rel-height="scale">
          <draw:image xlink:href="media/image1.png" xlink:type="simple" xlink:show="embed" xlink:actuate="onLoad"/>
          <svg:title/>
          <svg:desc>Une image contenant rouge, Graphique, logo, graphisme

Description générée automatiquement</svg:desc>
        </draw:frame>
        <draw:frame draw:id="id72" presentation:style-name="a388" draw:name="Titre 9" svg:x="1.58065in" svg:y="0.29847in" svg:width="9.13978in" svg:height="1.03209in" presentation:class="title" presentation:placeholder="false">
          <draw:text-box>
            <text:p text:style-name="a387" text:class-names="" text:cond-style-name=""><text:span text:style-name="a385" text:class-names="">Réduction du Stress</text:span><text:span text:style-name="a386" text:class-names=""/></text:p>
          </draw:text-box>
          <svg:title/>
          <svg:desc/>
        </draw:frame>
        <draw:frame draw:id="id73" draw:style-name="a396" draw:name="ZoneTexte 11" svg:x="1.48387in" svg:y="2.21505in" svg:width="7.48387in" svg:height="0.90879in">
          <draw:text-box>
            <text:list text:style-name="a391">
              <text:list-item>
                <text:p text:style-name="a390" text:class-names="" text:cond-style-name=""><text:span text:style-name="a389" text:class-names="">Moment de détente en fin de semaine</text:span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Préparation positive pour le week-end</text:span><text:span text:style-name="a393" text:class-names=""/></text:p>
              </text:list-item>
            </text:list>
          </draw:text-box>
          <svg:title/>
          <svg:desc/>
        </draw:frame>
        <draw:frame draw:id="id74" draw:style-name="a397" draw:name="Picture 2" svg:x="6.74019in" svg:y="3.51553in" svg:width="5.71148in" svg:height="3.686in" style:rel-width="scale" style:rel-height="scale">
          <draw:image xlink:href="media/image3.jpeg" xlink:type="simple" xlink:show="embed" xlink:actuate="onLoad"/>
          <svg:title/>
          <svg:desc>Concept de réduction des niveaux de stress | Vecteur Premium</svg:desc>
        </draw:frame>
      </draw:page>
      <draw:page draw:name="Slide4" draw:style-name="a398" draw:master-page-name="Master1-Layout1-title-Diapositive-de-titre" presentation:presentation-page-layout-name="Master1-PPL1" draw:id="Slide-259">
        <draw:frame draw:id="id75" draw:style-name="a399" draw:name="Image 8" svg:x="11.82806in" svg:y="0.27028in" svg:width="1.24721in" svg:height="1.08847in" style:rel-width="scale" style:rel-height="scale">
          <draw:image xlink:href="media/image1.png" xlink:type="simple" xlink:show="embed" xlink:actuate="onLoad"/>
          <svg:title/>
          <svg:desc>Une image contenant rouge, Graphique, logo, graphisme

Description générée automatiquement</svg:desc>
        </draw:frame>
        <draw:frame draw:id="id76" presentation:style-name="a403" draw:name="Titre 9" svg:x="1.58065in" svg:y="0.29847in" svg:width="9.13978in" svg:height="1.03209in" presentation:class="title" presentation:placeholder="false">
          <draw:text-box>
            <text:p text:style-name="a402" text:class-names="" text:cond-style-name=""><text:span text:style-name="a400" text:class-names="">Coût Modéré</text:span><text:span text:style-name="a401" text:class-names=""/></text:p>
          </draw:text-box>
          <svg:title/>
          <svg:desc/>
        </draw:frame>
        <draw:frame draw:id="id77" draw:style-name="a411" draw:name="ZoneTexte 11" svg:x="1.48387in" svg:y="2.21505in" svg:width="10.9678in" svg:height="0.90879in">
          <draw:text-box>
            <text:list text:style-name="a406">
              <text:list-item>
                <text:p text:style-name="a405" text:class-names="" text:cond-style-name=""><text:span text:style-name="a404" text:class-names="">Investissement minimal pour des bénéfices significatifs</text:span></text:p>
              </text:list-item>
            </text:list>
            <text:list text:style-name="a410">
              <text:list-item>
                <text:p text:style-name="a409" text:class-names="" text:cond-style-name=""><text:span text:style-name="a407" text:class-names="">Cout peu élevé pour 6 employés</text:span><text:span text:style-name="a408" text:class-names=""/></text:p>
              </text:list-item>
            </text:list>
          </draw:text-box>
          <svg:title/>
          <svg:desc/>
        </draw:frame>
        <draw:frame draw:id="id78" draw:style-name="a412" draw:name="Picture 2" svg:x="5.95699in" svg:y="3.59761in" svg:width="6.49468in" svg:height="3.63211in" style:rel-width="scale" style:rel-height="scale">
          <draw:image xlink:href="media/image4.jpeg" xlink:type="simple" xlink:show="embed" xlink:actuate="onLoad"/>
          <svg:title/>
          <svg:desc>Que signifie "Stonks" ? - Origine et signification du mème</svg:desc>
        </draw:frame>
      </draw:page>
      <draw:page draw:name="Slide5" draw:style-name="a413" draw:master-page-name="Master1-Layout1-title-Diapositive-de-titre" presentation:presentation-page-layout-name="Master1-PPL1" draw:id="Slide-260">
        <draw:frame draw:id="id79" draw:style-name="a414" draw:name="Picture 2" svg:x="3.22012in" svg:y="1.72767in" svg:width="6.89309in" svg:height="4.86651in" style:rel-width="scale" style:rel-height="scale">
          <draw:image xlink:href="media/image5.jpeg" xlink:type="simple" xlink:show="embed" xlink:actuate="onLoad"/>
          <svg:title/>
          <svg:desc>les équipes de championnat qui réussissent dansent et célèbrent la  victoire. organisation primée équipe réussie ou travail d'équipe prix  illustration vectorielle plane 5605281 Art vectoriel chez Vecteezy</svg:desc>
        </draw:frame>
        <draw:frame draw:id="id80" draw:style-name="a415" draw:name="Image 1" svg:x="9.03236in" svg:y="0.24486in" svg:width="3.94374in" svg:height="1.08847in" style:rel-width="scale" style:rel-height="scale">
          <draw:image xlink:href="media/image1.png" xlink:type="simple" xlink:show="embed" xlink:actuate="onLoad"/>
          <svg:title/>
          <svg:desc>Une image contenant rouge, Graphique, logo, graphisme

Description générée automatiquement</svg:desc>
        </draw:frame>
        <draw:frame draw:id="id81" presentation:style-name="a416" draw:name="Titre 3" svg:x="1.66667in" svg:y="1.22743in" svg:width="10in" svg:height="2.61111in" presentation:class="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40454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12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odifiez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12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z pour 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12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12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z pour 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z pour 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12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z pour 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12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12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12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z pour 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12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0.91667in" svg:y="6.95139in" svg:width="3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1/12/2024</text:date></text:span></text:p>
        </draw:text-box>
        <svg:title/>
        <svg:desc/>
      </draw:frame>
      <draw:frame draw:id="id51" presentation:style-name="a289" draw:name="Footer Placeholder 5" svg:x="4.41667in" svg:y="6.95139in" svg:width="4.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0.91667in" svg:y="0.39931in" svg:width="11.5in" svg:height="1.44965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quez pour 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91667in" svg:y="6.95139in" svg:width="3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1/12/2024</text:date></text:span></text:p>
        </draw:text-box>
        <svg:title/>
        <svg:desc/>
      </draw:frame>
      <draw:frame draw:id="id56" presentation:style-name="a321" draw:name="Footer Placeholder 4" svg:x="4.41667in" svg:y="6.95139in" svg:width="4.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9.54167in" svg:y="0.39931in" svg:width="2.875in" svg:height="6.3559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z pour 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1/12/2024</text:date></text:span></text:p>
        </draw:text-box>
        <svg:title/>
        <svg:desc/>
      </draw:frame>
      <draw:frame draw:id="id61" presentation:style-name="a353" draw:name="Footer Placeholder 4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randia Iban</meta:initial-creator>
    <dc:creator>Arandia Iban</dc:creator>
    <meta:creation-date>2024-12-11T10:53:54Z</meta:creation-date>
    <dc:date>2024-12-11T12:56:02Z</dc:date>
    <meta:template xlink:href="Office%20Theme" xlink:type="simple"/>
    <meta:editing-cycles>1</meta:editing-cycles>
    <meta:editing-duration>PT7110S</meta:editing-duration>
    <meta:document-statistic meta:paragraph-count="11" meta:word-count="57"/>
  </office:meta>
</office:document-meta>
</file>